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5FF29958F3C17DB9.jpg" manifest:media-type="image/jpeg"/>
  <manifest:file-entry manifest:full-path="Object 1/Pictures/100000000000020000000200F7A7B31A25AC4E04.jpg" manifest:media-type="image/jpeg"/>
  <manifest:file-entry manifest:full-path="Object 1/Pictures/1000000000000200000001E5D476B6150A8C3071.jpg" manifest:media-type="image/jpeg"/>
  <manifest:file-entry manifest:full-path="Object 1/Pictures/100000010000020000000200A0DCDD874DC5962C.png" manifest:media-type="image/png"/>
  <manifest:file-entry manifest:full-path="Object 1/Pictures/1000000000000100000000F8B053C6F3C0EF6363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200000002005FF29958F3C17DB9.jpg" manifest:media-type="image/jpeg"/>
  <manifest:file-entry manifest:full-path="Object 2/Pictures/100000000000020000000200F7A7B31A25AC4E04.jpg" manifest:media-type="image/jpeg"/>
  <manifest:file-entry manifest:full-path="Object 2/Pictures/1000000000000200000001E5D476B6150A8C3071.jpg" manifest:media-type="image/jpeg"/>
  <manifest:file-entry manifest:full-path="Object 2/Pictures/100000010000020000000200A0DCDD874DC5962C.png" manifest:media-type="image/png"/>
  <manifest:file-entry manifest:full-path="Object 2/Pictures/1000000000000100000000F8B053C6F3C0EF6363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200000002005FF29958F3C17DB9.jpg" manifest:media-type="image/jpeg"/>
  <manifest:file-entry manifest:full-path="Object 4/Pictures/100000000000020000000200F7A7B31A25AC4E04.jpg" manifest:media-type="image/jpeg"/>
  <manifest:file-entry manifest:full-path="Object 4/Pictures/1000000000000200000001E5D476B6150A8C3071.jpg" manifest:media-type="image/jpeg"/>
  <manifest:file-entry manifest:full-path="Object 4/Pictures/100000010000020000000200A0DCDD874DC5962C.png" manifest:media-type="image/png"/>
  <manifest:file-entry manifest:full-path="Object 4/Pictures/1000000000000100000000F8B053C6F3C0EF6363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000000200000002005FF29958F3C17DB9.jpg" manifest:media-type="image/jpeg"/>
  <manifest:file-entry manifest:full-path="Object 3/Pictures/100000000000020000000200F7A7B31A25AC4E04.jpg" manifest:media-type="image/jpeg"/>
  <manifest:file-entry manifest:full-path="Object 3/Pictures/1000000000000200000001E5D476B6150A8C3071.jpg" manifest:media-type="image/jpeg"/>
  <manifest:file-entry manifest:full-path="Object 3/Pictures/100000010000020000000200A0DCDD874DC5962C.png" manifest:media-type="image/png"/>
  <manifest:file-entry manifest:full-path="Object 3/Pictures/1000000000000100000000F8B053C6F3C0EF6363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200000002005FF29958F3C17DB9.jpg" manifest:media-type="image/jpeg"/>
  <manifest:file-entry manifest:full-path="Object 5/Pictures/100000000000020000000200F7A7B31A25AC4E04.jpg" manifest:media-type="image/jpeg"/>
  <manifest:file-entry manifest:full-path="Object 5/Pictures/1000000000000200000001E5D476B6150A8C3071.jpg" manifest:media-type="image/jpeg"/>
  <manifest:file-entry manifest:full-path="Object 5/Pictures/100000010000020000000200A0DCDD874DC5962C.png" manifest:media-type="image/png"/>
  <manifest:file-entry manifest:full-path="Object 5/Pictures/1000000000000100000000F8B053C6F3C0EF6363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200000002005FF29958F3C17DB9.jpg" manifest:media-type="image/jpeg"/>
  <manifest:file-entry manifest:full-path="Object 6/Pictures/100000000000020000000200F7A7B31A25AC4E04.jpg" manifest:media-type="image/jpeg"/>
  <manifest:file-entry manifest:full-path="Object 6/Pictures/1000000000000200000001E5D476B6150A8C3071.jpg" manifest:media-type="image/jpeg"/>
  <manifest:file-entry manifest:full-path="Object 6/Pictures/100000010000020000000200A0DCDD874DC5962C.png" manifest:media-type="image/png"/>
  <manifest:file-entry manifest:full-path="Object 6/Pictures/1000000000000100000000F8B053C6F3C0EF6363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200000002005FF29958F3C17DB9.jpg" manifest:media-type="image/jpeg"/>
  <manifest:file-entry manifest:full-path="Object 7/Pictures/100000000000020000000200F7A7B31A25AC4E04.jpg" manifest:media-type="image/jpeg"/>
  <manifest:file-entry manifest:full-path="Object 7/Pictures/1000000000000200000001E5D476B6150A8C3071.jpg" manifest:media-type="image/jpeg"/>
  <manifest:file-entry manifest:full-path="Object 7/Pictures/100000010000020000000200A0DCDD874DC5962C.png" manifest:media-type="image/png"/>
  <manifest:file-entry manifest:full-path="Object 7/Pictures/1000000000000100000000F8B053C6F3C0EF6363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40e0d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ced1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b4c7dc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5.059cm" svg:y="0.414cm">
            <draw:object draw:notify-on-update-of-ranges="Arkusz1.B3:Arkusz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939cm" svg:y="11.27cm">
            <draw:object draw:notify-on-update-of-ranges="Arkusz1.B27:Arkusz1.B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.361cm" svg:y="22.994cm">
            <draw:object draw:notify-on-update-of-ranges="Arkusz1.A49:Arkusz1.A69 Arkusz1.B49:Arkusz1.B6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5.999cm" svg:height="8.999cm" svg:x="6.874cm" svg:y="33.515cm">
            <draw:object draw:notify-on-update-of-ranges="Arkusz1.B75:Arkusz1.B98 Arkusz1.C75:Arkusz1.C9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5.999cm" svg:height="8.999cm" svg:x="6.874cm" svg:y="47.513cm">
            <draw:object draw:notify-on-update-of-ranges="Arkusz1.B106:Arkusz1.B126 Arkusz1.C106:Arkusz1.C1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4.757cm" svg:y="61.709cm">
            <draw:object draw:notify-on-update-of-ranges="Arkusz1.C135:Arkusz1.N1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7.378cm" svg:y="73.037cm">
            <draw:object draw:notify-on-update-of-ranges="Arkusz1.B164:Arkusz1.B166 Arkusz1.C164:Arkusz1.C16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= 3x – 9</text:p>
          </table:table-cell>
          <table:table-cell table:number-columns-repeated="12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table:formula="of:=(3* [.A3])-9" office:value-type="float" office:value="-15" calcext:value-type="float">
            <text:p>-15</text:p>
          </table:table-cell>
          <table:table-cell table:number-columns-repeated="12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table:formula="of:=(3* [.A4])-9" office:value-type="float" office:value="-12" calcext:value-type="float">
            <text:p>-12</text:p>
          </table:table-cell>
          <table:table-cell table:number-columns-repeated="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(3* [.A5])-9" office:value-type="float" office:value="-9" calcext:value-type="float">
            <text:p>-9</text:p>
          </table:table-cell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(3* [.A6])-9" office:value-type="float" office:value="-6" calcext:value-type="float">
            <text:p>-6</text:p>
          </table:table-cell>
          <table:table-cell table:number-columns-repeated="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(3* [.A7])-9" office:value-type="float" office:value="-3" calcext:value-type="float">
            <text:p>-3</text:p>
          </table:table-cell>
          <table:table-cell table:number-columns-repeated="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(3* [.A8])-9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(3* [.A9])-9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(3* [.A10])-9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(3* [.A11])-9" office:value-type="float" office:value="9" calcext:value-type="float">
            <text:p>9</text:p>
          </table:table-cell>
          <table:table-cell table:number-columns-repeated="12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 = x + b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style-name="ce2" table:formula="of:=SUM([.A27]+[.B37])" office:value-type="float" office:value="0" calcext:value-type="float">
            <text:p>0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2" table:formula="of:=SUM([.A28]+[.B37])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SUM([.A29]+[.B37])" office:value-type="float" office:value="2" calcext:value-type="float">
            <text:p>2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SUM([.A30]+[.B37])" office:value-type="float" office:value="3" calcext:value-type="float">
            <text:p>3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SUM([.A31]+[.B37])" office:value-type="float" office:value="4" calcext:value-type="float">
            <text:p>4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SUM([.A32]+[.B37])" office:value-type="float" office:value="5" calcext:value-type="float">
            <text:p>5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SUM([.A33]+[.B37])" office:value-type="float" office:value="6" calcext:value-type="float">
            <text:p>6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SUM([.A34]+[.B37])" office:value-type="float" office:value="7" calcext:value-type="float">
            <text:p>7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SUM([.A35]+[.B37])" office:value-type="float" office:value="8" calcext:value-type="float">
            <text:p>8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3" table:number-columns-repeated="2"/>
          <table:table-cell table:style-name="ce5"/>
          <table:table-cell table:number-columns-repeated="11"/>
        </table:table-row>
        <table:table-row table:style-name="ro1">
          <table:table-cell table:style-name="ce4" office:value-type="string" calcext:value-type="string">
            <text:p>B: 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number-columns-repeated="11"/>
        </table:table-row>
        <table:table-row table:style-name="ro1" table:number-rows-repeated="7">
          <table:table-cell table:style-name="ce5" table:number-columns-repeated="3"/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 = </text:p>
          </table:table-cell>
          <table:table-cell table:number-columns-repeated="12"/>
        </table:table-row>
        <table:table-row table:style-name="ro1">
          <table:table-cell office:value-type="float" office:value="-10" calcext:value-type="float">
            <text:p>-10</text:p>
          </table:table-cell>
          <table:table-cell table:style-name="ce11" table:formula="of:=[.D50]*[.A49]^2+[.E50]*[.A49]+[.F50]" office:value-type="float" office:value="353" calcext:value-type="float">
            <text:p>35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float" office:value="-9" calcext:value-type="float">
            <text:p>-9</text:p>
          </table:table-cell>
          <table:table-cell table:style-name="ce11" table:formula="of:=[.D50]*[.A50]^2+[.E50]*[.A50]+[.F50]"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-8" calcext:value-type="float">
            <text:p>-8</text:p>
          </table:table-cell>
          <table:table-cell table:style-name="ce11" table:formula="of:=[.D50]*[.A51]^2+[.E50]*[.A51]+[.F50]"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-7" calcext:value-type="float">
            <text:p>-7</text:p>
          </table:table-cell>
          <table:table-cell table:style-name="ce11" table:formula="of:=[.D50]*[.A52]^2+[.E50]*[.A52]+[.F50]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-6" calcext:value-type="float">
            <text:p>-6</text:p>
          </table:table-cell>
          <table:table-cell table:style-name="ce11" table:formula="of:=[.D50]*[.A53]^2+[.E50]*[.A53]+[.F50]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-5" calcext:value-type="float">
            <text:p>-5</text:p>
          </table:table-cell>
          <table:table-cell table:style-name="ce11" table:formula="of:=[.D50]*[.A54]^2+[.E50]*[.A54]+[.F50]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-4" calcext:value-type="float">
            <text:p>-4</text:p>
          </table:table-cell>
          <table:table-cell table:style-name="ce11" table:formula="of:=[.D50]*[.A55]^2+[.E50]*[.A55]+[.F50]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-3" calcext:value-type="float">
            <text:p>-3</text:p>
          </table:table-cell>
          <table:table-cell table:style-name="ce11" table:formula="of:=[.D50]*[.A56]^2+[.E50]*[.A56]+[.F50]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-2" calcext:value-type="float">
            <text:p>-2</text:p>
          </table:table-cell>
          <table:table-cell table:style-name="ce11" table:formula="of:=[.D50]*[.A57]^2+[.E50]*[.A57]+[.F50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-1" calcext:value-type="float">
            <text:p>-1</text:p>
          </table:table-cell>
          <table:table-cell table:style-name="ce11" table:formula="of:=[.D50]*[.A58]^2+[.E50]*[.A58]+[.F50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table:formula="of:=[.D50]*[.A59]^2+[.E50]*[.A59]+[.F50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[.D50]*[.A60]^2+[.E50]*[.A60]+[.F50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[.D50]*[.A61]^2+[.E50]*[.A61]+[.F50]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[.D50]*[.A62]^2+[.E50]*[.A62]+[.F50]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D50]*[.A63]^2+[.E50]*[.A63]+[.F50]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D50]*[.A64]^2+[.E50]*[.A64]+[.F50]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D50]*[.A65]^2+[.E50]*[.A65]+[.F50]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D50]*[.A66]^2+[.E50]*[.A66]+[.F50]"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D50]*[.A67]^2+[.E50]*[.A67]+[.F50]"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table:formula="of:=[.D50]*[.A68]^2+[.E50]*[.A68]+[.F50]"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table:formula="of:=[.D50]*[.A69]^2+[.E50]*[.A69]+[.F50]" office:value-type="float" office:value="453" calcext:value-type="float">
            <text:p>453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style-name="ce12" office:value-type="float" office:value="-5" calcext:value-type="float">
            <text:p>-5</text:p>
          </table:table-cell>
          <table:table-cell table:formula="of:=[.B75]^3+[.B75]^2-9*[.B75]-9" office:value-type="float" office:value="-64" calcext:value-type="float">
            <text:p>-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4.8" calcext:value-type="float">
            <text:p>-4,8</text:p>
          </table:table-cell>
          <table:table-cell table:formula="of:=[.B76]^3+[.B76]^2-9*[.B76]-9" office:value-type="float" office:value="-53.352" calcext:value-type="float">
            <text:p>-53,3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4.6" calcext:value-type="float">
            <text:p>-4,6</text:p>
          </table:table-cell>
          <table:table-cell table:formula="of:=[.B77]^3+[.B77]^2-9*[.B77]-9" office:value-type="float" office:value="-43.776" calcext:value-type="float">
            <text:p>-43,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4.4" calcext:value-type="float">
            <text:p>-4,4</text:p>
          </table:table-cell>
          <table:table-cell table:formula="of:=[.B78]^3+[.B78]^2-9*[.B78]-9" office:value-type="float" office:value="-35.224" calcext:value-type="float">
            <text:p>-35,2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4.2" calcext:value-type="float">
            <text:p>-4,2</text:p>
          </table:table-cell>
          <table:table-cell table:formula="of:=[.B79]^3+[.B79]^2-9*[.B79]-9" office:value-type="float" office:value="-27.648" calcext:value-type="float">
            <text:p>-27,6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[.B80]^3+[.B80]^2-9*[.B80]-9" office:value-type="float" office:value="-21" calcext:value-type="float">
            <text:p>-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.8" calcext:value-type="float">
            <text:p>-3,8</text:p>
          </table:table-cell>
          <table:table-cell table:formula="of:=[.B81]^3+[.B81]^2-9*[.B81]-9" office:value-type="float" office:value="-15.232" calcext:value-type="float">
            <text:p>-15,2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.6" calcext:value-type="float">
            <text:p>-3,6</text:p>
          </table:table-cell>
          <table:table-cell table:formula="of:=[.B82]^3+[.B82]^2-9*[.B82]-9" office:value-type="float" office:value="-10.296" calcext:value-type="float">
            <text:p>-10,2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.4" calcext:value-type="float">
            <text:p>-3,4</text:p>
          </table:table-cell>
          <table:table-cell table:formula="of:=[.B83]^3+[.B83]^2-9*[.B83]-9" office:value-type="float" office:value="-6.144" calcext:value-type="float">
            <text:p>-6,14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.2" calcext:value-type="float">
            <text:p>-3,2</text:p>
          </table:table-cell>
          <table:table-cell table:formula="of:=[.B84]^3+[.B84]^2-9*[.B84]-9" office:value-type="float" office:value="-2.72800000000001" calcext:value-type="float">
            <text:p>-2,728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[.B85]^3+[.B85]^2-9*[.B85]-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.8" calcext:value-type="float">
            <text:p>-2,8</text:p>
          </table:table-cell>
          <table:table-cell table:formula="of:=[.B86]^3+[.B86]^2-9*[.B86]-9" office:value-type="float" office:value="2.088" calcext:value-type="float">
            <text:p>2,0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.6" calcext:value-type="float">
            <text:p>-2,6</text:p>
          </table:table-cell>
          <table:table-cell table:formula="of:=[.B87]^3+[.B87]^2-9*[.B87]-9" office:value-type="float" office:value="3.584" calcext:value-type="float">
            <text:p>3,58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.4" calcext:value-type="float">
            <text:p>-2,4</text:p>
          </table:table-cell>
          <table:table-cell table:formula="of:=[.B88]^3+[.B88]^2-9*[.B88]-9" office:value-type="float" office:value="4.536" calcext:value-type="float">
            <text:p>4,5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.2" calcext:value-type="float">
            <text:p>-2,2</text:p>
          </table:table-cell>
          <table:table-cell table:formula="of:=[.B89]^3+[.B89]^2-9*[.B89]-9" office:value-type="float" office:value="4.992" calcext:value-type="float">
            <text:p>4,9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[.B90]^3+[.B90]^2-9*[.B90]-9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.8" calcext:value-type="float">
            <text:p>-1,8</text:p>
          </table:table-cell>
          <table:table-cell table:formula="of:=[.B91]^3+[.B91]^2-9*[.B91]-9" office:value-type="float" office:value="4.608" calcext:value-type="float">
            <text:p>4,6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.6" calcext:value-type="float">
            <text:p>-1,6</text:p>
          </table:table-cell>
          <table:table-cell table:formula="of:=[.B92]^3+[.B92]^2-9*[.B92]-9" office:value-type="float" office:value="3.864" calcext:value-type="float">
            <text:p>3,8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.4" calcext:value-type="float">
            <text:p>-1,4</text:p>
          </table:table-cell>
          <table:table-cell table:formula="of:=[.B93]^3+[.B93]^2-9*[.B93]-9" office:value-type="float" office:value="2.816" calcext:value-type="float">
            <text:p>2,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.2" calcext:value-type="float">
            <text:p>-1,2</text:p>
          </table:table-cell>
          <table:table-cell table:formula="of:=[.B94]^3+[.B94]^2-9*[.B94]-9" office:value-type="float" office:value="1.512" calcext:value-type="float">
            <text:p>1,5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B95]^3+[.B95]^2-9*[.B95]-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8" calcext:value-type="float">
            <text:p>-0,8</text:p>
          </table:table-cell>
          <table:table-cell table:formula="of:=[.B96]^3+[.B96]^2-9*[.B96]-9" office:value-type="float" office:value="-1.672" calcext:value-type="float">
            <text:p>-1,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6" calcext:value-type="float">
            <text:p>-0,6</text:p>
          </table:table-cell>
          <table:table-cell table:formula="of:=[.B97]^3+[.B97]^2-9*[.B97]-9" office:value-type="float" office:value="-3.456" calcext:value-type="float">
            <text:p>-3,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4" calcext:value-type="float">
            <text:p>-0,4</text:p>
          </table:table-cell>
          <table:table-cell table:formula="of:=[.B98]^3+[.B98]^2-9*[.B98]-9" office:value-type="float" office:value="-5.304" calcext:value-type="float">
            <text:p>-5,304</text:p>
          </table:table-cell>
          <table:table-cell table:number-columns-repeated="11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-5*[.B106]^2+(-5*[.B106])-5" office:value-type="float" office:value="-105" calcext:value-type="float">
            <text:p>-105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5" calcext:value-type="float">
            <text:p>-4,5</text:p>
          </table:table-cell>
          <table:table-cell table:formula="of:=-5*[.B107]^2+(-5*[.B107])-5" office:value-type="float" office:value="-83.75" calcext:value-type="float">
            <text:p>-83,75</text:p>
          </table:table-cell>
          <table:table-cell/>
          <table:table-cell table:number-columns-repeated="3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-5*[.B108]^2+(-5*[.B108])-5" office:value-type="float" office:value="-65" calcext:value-type="float">
            <text:p>-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.5" calcext:value-type="float">
            <text:p>-3,5</text:p>
          </table:table-cell>
          <table:table-cell table:formula="of:=-5*[.B109]^2+(-5*[.B109])-5" office:value-type="float" office:value="-48.75" calcext:value-type="float">
            <text:p>-48,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-5*[.B110]^2+(-5*[.B110])-5" office:value-type="float" office:value="-35" calcext:value-type="float">
            <text:p>-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.5" calcext:value-type="float">
            <text:p>-2,5</text:p>
          </table:table-cell>
          <table:table-cell table:formula="of:=-5*[.B111]^2+(-5*[.B111])-5" office:value-type="float" office:value="-23.75" calcext:value-type="float">
            <text:p>-23,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-5*[.B112]^2+(-5*[.B112])-5"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.5" calcext:value-type="float">
            <text:p>-1,5</text:p>
          </table:table-cell>
          <table:table-cell table:formula="of:=-5*[.B113]^2+(-5*[.B113])-5" office:value-type="float" office:value="-8.75" calcext:value-type="float">
            <text:p>-8,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-5*[.B114]^2+(-5*[.B114])-5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5" calcext:value-type="float">
            <text:p>-0,5</text:p>
          </table:table-cell>
          <table:table-cell table:formula="of:=-5*[.B115]^2+(-5*[.B115])-5" office:value-type="float" office:value="-3.75" calcext:value-type="float">
            <text:p>-3,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5*[.B116]^2+(-5*[.B116])-5" office:value-type="float" office:value="-5" calcext:value-type="float">
            <text:p>-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-5*[.B117]^2+(-5*[.B117])-5" office:value-type="float" office:value="-8.75" calcext:value-type="float">
            <text:p>-8,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-5*[.B118]^2+(-5*[.B118])-5" office:value-type="float" office:value="-15" calcext:value-type="float">
            <text:p>-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-5*[.B119]^2+(-5*[.B119])-5" office:value-type="float" office:value="-23.75" calcext:value-type="float">
            <text:p>-23,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-5*[.B120]^2+(-5*[.B120])-5" office:value-type="float" office:value="-35" calcext:value-type="float">
            <text:p>-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formula="of:=-5*[.B121]^2+(-5*[.B121])-5" office:value-type="float" office:value="-48.75" calcext:value-type="float">
            <text:p>-48,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-5*[.B122]^2+(-5*[.B122])-5" office:value-type="float" office:value="-65" calcext:value-type="float">
            <text:p>-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table:formula="of:=-5*[.B123]^2+(-5*[.B123])-5" office:value-type="float" office:value="-83.75" calcext:value-type="float">
            <text:p>-83,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-5*[.B124]^2+(-5*[.B124])-5" office:value-type="float" office:value="-105" calcext:value-type="float">
            <text:p>-1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table:formula="of:=-5*[.B125]^2+(-5*[.B125])-5" office:value-type="float" office:value="-128.75" calcext:value-type="float">
            <text:p>-128,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-5*[.B126]^2+(-5*[.B126])-5" office:value-type="float" office:value="-155" calcext:value-type="float">
            <text:p>-155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y </text:p>
          </table:table-cell>
          <table:table-cell table:formula="of:=4*[.C134] + 2" office:value-type="float" office:value="-22" calcext:value-type="float">
            <text:p>-22</text:p>
          </table:table-cell>
          <table:table-cell table:formula="of:=4*[.D134] + 2" office:value-type="float" office:value="-18" calcext:value-type="float">
            <text:p>-18</text:p>
          </table:table-cell>
          <table:table-cell table:formula="of:=4*[.E134] + 2" office:value-type="float" office:value="-14" calcext:value-type="float">
            <text:p>-14</text:p>
          </table:table-cell>
          <table:table-cell table:formula="of:=4*[.F134] + 2" office:value-type="float" office:value="-10" calcext:value-type="float">
            <text:p>-10</text:p>
          </table:table-cell>
          <table:table-cell table:formula="of:=4*[.G134] + 2" office:value-type="float" office:value="-6" calcext:value-type="float">
            <text:p>-6</text:p>
          </table:table-cell>
          <table:table-cell table:formula="of:=4*[.H134] + 2" office:value-type="float" office:value="-2" calcext:value-type="float">
            <text:p>-2</text:p>
          </table:table-cell>
          <table:table-cell table:formula="of:=4*[.I134] + 2" office:value-type="float" office:value="2" calcext:value-type="float">
            <text:p>2</text:p>
          </table:table-cell>
          <table:table-cell table:formula="of:=4*[.J134] + 2" office:value-type="float" office:value="6" calcext:value-type="float">
            <text:p>6</text:p>
          </table:table-cell>
          <table:table-cell table:formula="of:=4*[.K134] + 2" office:value-type="float" office:value="10" calcext:value-type="float">
            <text:p>10</text:p>
          </table:table-cell>
          <table:table-cell table:formula="of:=4*[.L134] + 2" office:value-type="float" office:value="14" calcext:value-type="float">
            <text:p>14</text:p>
          </table:table-cell>
          <table:table-cell table:formula="of:=4*[.M134] + 2" office:value-type="float" office:value="18" calcext:value-type="float">
            <text:p>18</text:p>
          </table:table-cell>
          <table:table-cell table:formula="of:=4*[.N134] + 2" office:value-type="float" office:value="22" calcext:value-type="float">
            <text:p>22</text:p>
          </table:table-cell>
        </table:table-row>
        <table:table-row table:style-name="ro1" table:number-rows-repeated="25">
          <table:table-cell table:number-columns-repeated="14"/>
        </table:table-row>
        <table:table-row table:style-name="ro1">
          <table:table-cell/>
          <table:table-cell office:value-type="string" calcext:value-type="string">
            <text:p>Ile czasu </text:p>
          </table:table-cell>
          <table:table-cell office:value-type="string" calcext:value-type="string">
            <text:p>spędzasz na </text:p>
          </table:table-cell>
          <table:table-cell office:value-type="string" calcext:value-type="string">
            <text:p>sporcie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5" office:value-type="string" calcext:value-type="string">
            <text:p>Odpowiedzi</text:p>
          </table:table-cell>
          <table:table-cell table:style-name="ce15" office:value-type="string" calcext:value-type="string">
            <text:p>liczba osób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&lt; 1 godzina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1 – 2 godzin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&gt; 2 godzin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13:03:02.855000000</meta:creation-date>
    <dc:date>2023-11-23T14:12:57.383000000</dc:date>
    <meta:editing-duration>PT2H43M55S</meta:editing-duration>
    <meta:editing-cycles>7</meta:editing-cycles>
    <meta:generator>LibreOffice/7.4.2.3$Windows_X86_64 LibreOffice_project/382eef1f22670f7f4118c8c2dd222ec7ad009daf</meta:generator>
    <meta:document-statistic meta:table-count="1" meta:cell-count="229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stroke-dash="Dash_5f_5f_5f_20_5f_5f_5f_Dot_5f_5f_5f_20_5f_5f_5f_3" draw:fill-color="#ff0000" draw:gradient-step-count="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ff0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586cm" svg:y="0.185cm" style:legend-expansion="wide" chart:style-name="ch2"/>
        <chart:plot-area chart:style-name="ch3" table:cell-range-address="Arkusz1.B3:Arkusz1.B11" svg:x="0.32cm" svg:y="0.963cm" svg:width="15.36cm" svg:height="7.857cm">
          <chart:coordinate-region svg:x="1.047cm" svg:y="1.162cm" svg:width="14.539cm" svg:height="7.45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Arkusz1.B3:Arkusz1.B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Arkusz1.B3:Arkusz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ChartGradient_20_1" draw:display-name="ChartGradient 1" draw:style="linear" draw:start-color="#000000" draw:end-color="#729fcf" draw:start-intensity="100%" draw:end-intensity="100%" draw:angle="180deg" draw:border="0%"/>
    <draw:fill-image draw:name="ChartBitmap_20_1" draw:display-name="ChartBitmap 1" xlink:href="Pictures/1000000000000200000002005FF29958F3C17DB9.jpg" xlink:type="simple" xlink:show="embed" xlink:actuate="onLoad"/>
    <draw:fill-image draw:name="ChartBitmap_20_2" draw:display-name="ChartBitmap 2" xlink:href="Pictures/100000000000020000000200F7A7B31A25AC4E04.jpg" xlink:type="simple" xlink:show="embed" xlink:actuate="onLoad"/>
    <draw:fill-image draw:name="ChartBitmap_20_3" draw:display-name="ChartBitmap 3" xlink:href="Pictures/1000000000000200000001E5D476B6150A8C3071.jpg" xlink:type="simple" xlink:show="embed" xlink:actuate="onLoad"/>
    <draw:fill-image draw:name="ChartBitmap_20_4" draw:display-name="ChartBitmap 4" xlink:href="Pictures/100000010000020000000200A0DCDD874DC5962C.png" xlink:type="simple" xlink:show="embed" xlink:actuate="onLoad"/>
    <draw:fill-image draw:name="ChartBitmap_20_5" draw:display-name="ChartBitmap 5" xlink:href="Pictures/1000000000000100000000F8B053C6F3C0EF6363.png" xlink:type="simple" xlink:show="embed" xlink:actuate="onLoad"/>
    <draw:fill-image draw:name="ChartBitmap_20_6" draw:display-name="ChartBitmap 6" xlink:href="Pictures/1000000000000200000002005FF29958F3C17DB9.jp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ffbf00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Arkusz1.B27:Arkusz1.B35" svg:x="0.32cm" svg:y="0.16cm" svg:width="12.322cm" svg:height="8.639cm">
          <chart:coordinate-region svg:x="0.756cm" svg:y="0.359cm" svg:width="11.79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B27:Arkusz1.B35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27:Arkusz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ChartGradient_20_1" draw:display-name="ChartGradient 1" draw:style="linear" draw:start-color="#000000" draw:end-color="#729fcf" draw:start-intensity="100%" draw:end-intensity="100%" draw:angle="180deg" draw:border="0%"/>
    <draw:fill-image draw:name="ChartBitmap_20_1" draw:display-name="ChartBitmap 1" xlink:href="Pictures/1000000000000200000002005FF29958F3C17DB9.jpg" xlink:type="simple" xlink:show="embed" xlink:actuate="onLoad"/>
    <draw:fill-image draw:name="ChartBitmap_20_2" draw:display-name="ChartBitmap 2" xlink:href="Pictures/100000000000020000000200F7A7B31A25AC4E04.jpg" xlink:type="simple" xlink:show="embed" xlink:actuate="onLoad"/>
    <draw:fill-image draw:name="ChartBitmap_20_3" draw:display-name="ChartBitmap 3" xlink:href="Pictures/1000000000000200000001E5D476B6150A8C3071.jpg" xlink:type="simple" xlink:show="embed" xlink:actuate="onLoad"/>
    <draw:fill-image draw:name="ChartBitmap_20_4" draw:display-name="ChartBitmap 4" xlink:href="Pictures/100000010000020000000200A0DCDD874DC5962C.png" xlink:type="simple" xlink:show="embed" xlink:actuate="onLoad"/>
    <draw:fill-image draw:name="ChartBitmap_20_5" draw:display-name="ChartBitmap 5" xlink:href="Pictures/1000000000000100000000F8B053C6F3C0EF6363.png" xlink:type="simple" xlink:show="embed" xlink:actuate="onLoad"/>
    <draw:fill-image draw:name="ChartBitmap_20_6" draw:display-name="ChartBitmap 6" xlink:href="Pictures/1000000000000200000002005FF29958F3C17DB9.jpg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gradient" draw:fill-color="#e6e6e6" draw:fill-gradient-name="Blue_20_Touch" draw:gradient-step-count="0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Arkusz1.B75:Arkusz1.C98" svg:x="0.32cm" svg:y="0.18cm" svg:width="12.323cm" svg:height="8.64cm">
          <chart:coordinate-region svg:x="0.466cm" svg:y="0.379cm" svg:width="12.08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C75:Arkusz1.C98" chart:class="chart:scatter">
            <chart:domain table:cell-range-address="Arkusz1.B75:Arkusz1.B9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Arkusz1.B75:Arkusz1.B98</svg:desc>
                </draw:g>
              </table:table-cell>
              <table:table-cell office:value-type="float" office:value="-64">
                <text:p>-64</text:p>
                <draw:g>
                  <svg:desc>Arkusz1.C75:Arkusz1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">
                <text:p>-4.8</text:p>
              </table:table-cell>
              <table:table-cell office:value-type="float" office:value="-53.352">
                <text:p>-53.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6">
                <text:p>-4.6</text:p>
              </table:table-cell>
              <table:table-cell office:value-type="float" office:value="-43.776">
                <text:p>-43.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4">
                <text:p>-4.4</text:p>
              </table:table-cell>
              <table:table-cell office:value-type="float" office:value="-35.224">
                <text:p>-35.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2">
                <text:p>-4.2</text:p>
              </table:table-cell>
              <table:table-cell office:value-type="float" office:value="-27.648">
                <text:p>-27.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8">
                <text:p>-3.8</text:p>
              </table:table-cell>
              <table:table-cell office:value-type="float" office:value="-15.232">
                <text:p>-15.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6">
                <text:p>-3.6</text:p>
              </table:table-cell>
              <table:table-cell office:value-type="float" office:value="-10.296">
                <text:p>-10.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4">
                <text:p>-3.4</text:p>
              </table:table-cell>
              <table:table-cell office:value-type="float" office:value="-6.144">
                <text:p>-6.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2">
                <text:p>-3.2</text:p>
              </table:table-cell>
              <table:table-cell office:value-type="float" office:value="-2.72800000000001">
                <text:p>-2.728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8">
                <text:p>-2.8</text:p>
              </table:table-cell>
              <table:table-cell office:value-type="float" office:value="2.088">
                <text:p>2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6">
                <text:p>-2.6</text:p>
              </table:table-cell>
              <table:table-cell office:value-type="float" office:value="3.584">
                <text:p>3.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4">
                <text:p>-2.4</text:p>
              </table:table-cell>
              <table:table-cell office:value-type="float" office:value="4.536">
                <text:p>4.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2">
                <text:p>-2.2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">
                <text:p>-1.8</text:p>
              </table:table-cell>
              <table:table-cell office:value-type="float" office:value="4.608">
                <text:p>4.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6">
                <text:p>-1.6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">
                <text:p>-1.4</text:p>
              </table:table-cell>
              <table:table-cell office:value-type="float" office:value="2.816">
                <text:p>2.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2">
                <text:p>-1.2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">
                <text:p>-0.8</text:p>
              </table:table-cell>
              <table:table-cell office:value-type="float" office:value="-1.672">
                <text:p>-1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-3.456">
                <text:p>-3.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">
                <text:p>-0.4</text:p>
              </table:table-cell>
              <table:table-cell office:value-type="float" office:value="-5.304">
                <text:p>-5.3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ChartGradient_20_1" draw:display-name="ChartGradient 1" draw:style="linear" draw:start-color="#000000" draw:end-color="#729fcf" draw:start-intensity="100%" draw:end-intensity="100%" draw:angle="180deg" draw:border="0%"/>
    <draw:fill-image draw:name="ChartBitmap_20_1" draw:display-name="ChartBitmap 1" xlink:href="Pictures/1000000000000200000002005FF29958F3C17DB9.jpg" xlink:type="simple" xlink:show="embed" xlink:actuate="onLoad"/>
    <draw:fill-image draw:name="ChartBitmap_20_2" draw:display-name="ChartBitmap 2" xlink:href="Pictures/100000000000020000000200F7A7B31A25AC4E04.jpg" xlink:type="simple" xlink:show="embed" xlink:actuate="onLoad"/>
    <draw:fill-image draw:name="ChartBitmap_20_3" draw:display-name="ChartBitmap 3" xlink:href="Pictures/1000000000000200000001E5D476B6150A8C3071.jpg" xlink:type="simple" xlink:show="embed" xlink:actuate="onLoad"/>
    <draw:fill-image draw:name="ChartBitmap_20_4" draw:display-name="ChartBitmap 4" xlink:href="Pictures/100000010000020000000200A0DCDD874DC5962C.png" xlink:type="simple" xlink:show="embed" xlink:actuate="onLoad"/>
    <draw:fill-image draw:name="ChartBitmap_20_5" draw:display-name="ChartBitmap 5" xlink:href="Pictures/1000000000000100000000F8B053C6F3C0EF6363.png" xlink:type="simple" xlink:show="embed" xlink:actuate="onLoad"/>
    <draw:fill-image draw:name="ChartBitmap_20_6" draw:display-name="ChartBitmap 6" xlink:href="Pictures/1000000000000200000002005FF29958F3C17DB9.jpg" xlink:type="simple" xlink:show="embed" xlink:actuate="onLoad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729fcf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Arkusz1.A49:Arkusz1.B69" svg:x="0.32cm" svg:y="0.18cm" svg:width="12.323cm" svg:height="8.64cm">
          <chart:coordinate-region svg:x="0.558cm" svg:y="0.379cm" svg:width="11.89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B49:Arkusz1.B69" chart:class="chart:scatter">
            <chart:domain table:cell-range-address="Arkusz1.A49:Arkusz1.A69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Arkusz1.A49:Arkusz1.A69</svg:desc>
                </draw:g>
              </table:table-cell>
              <table:table-cell office:value-type="float" office:value="353">
                <text:p>353</text:p>
                <draw:g>
                  <svg:desc>Arkusz1.B49:Arkusz1.B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53">
                <text:p>4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ChartGradient_20_1" draw:display-name="ChartGradient 1" draw:style="linear" draw:start-color="#000000" draw:end-color="#729fcf" draw:start-intensity="100%" draw:end-intensity="100%" draw:angle="180deg" draw:border="0%"/>
    <draw:fill-image draw:name="ChartBitmap_20_1" draw:display-name="ChartBitmap 1" xlink:href="Pictures/1000000000000200000002005FF29958F3C17DB9.jpg" xlink:type="simple" xlink:show="embed" xlink:actuate="onLoad"/>
    <draw:fill-image draw:name="ChartBitmap_20_2" draw:display-name="ChartBitmap 2" xlink:href="Pictures/100000000000020000000200F7A7B31A25AC4E04.jpg" xlink:type="simple" xlink:show="embed" xlink:actuate="onLoad"/>
    <draw:fill-image draw:name="ChartBitmap_20_3" draw:display-name="ChartBitmap 3" xlink:href="Pictures/1000000000000200000001E5D476B6150A8C3071.jpg" xlink:type="simple" xlink:show="embed" xlink:actuate="onLoad"/>
    <draw:fill-image draw:name="ChartBitmap_20_4" draw:display-name="ChartBitmap 4" xlink:href="Pictures/100000010000020000000200A0DCDD874DC5962C.png" xlink:type="simple" xlink:show="embed" xlink:actuate="onLoad"/>
    <draw:fill-image draw:name="ChartBitmap_20_5" draw:display-name="ChartBitmap 5" xlink:href="Pictures/1000000000000100000000F8B053C6F3C0EF6363.png" xlink:type="simple" xlink:show="embed" xlink:actuate="onLoad"/>
    <draw:fill-image draw:name="ChartBitmap_20_6" draw:display-name="ChartBitmap 6" xlink:href="Pictures/1000000000000200000002005FF29958F3C17DB9.jpg" xlink:type="simple" xlink:show="embed" xlink:actuate="onLoad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solid" draw:fill-color="#81d41a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Arkusz1.B106:Arkusz1.C126" svg:x="0.32cm" svg:y="0.18cm" svg:width="12.323cm" svg:height="8.64cm">
          <chart:coordinate-region svg:x="0.466cm" svg:y="0.379cm" svg:width="12.08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C106:Arkusz1.C126" chart:class="chart:scatter">
            <chart:domain table:cell-range-address="Arkusz1.B106:Arkusz1.B126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Arkusz1.B106:Arkusz1.B126</svg:desc>
                </draw:g>
              </table:table-cell>
              <table:table-cell office:value-type="float" office:value="-105">
                <text:p>-105</text:p>
                <draw:g>
                  <svg:desc>Arkusz1.C106:Arkusz1.C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5">
                <text:p>-4.5</text:p>
              </table:table-cell>
              <table:table-cell office:value-type="float" office:value="-83.75">
                <text:p>-83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5">
                <text:p>-3.5</text:p>
              </table:table-cell>
              <table:table-cell office:value-type="float" office:value="-48.75">
                <text:p>-48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5">
                <text:p>-1.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">
                <text:p>-0.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-48.75">
                <text:p>-4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">
                <text:p>3.5</text:p>
              </table:table-cell>
              <table:table-cell office:value-type="float" office:value="-83.75">
                <text:p>-83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">
                <text:p>4.5</text:p>
              </table:table-cell>
              <table:table-cell office:value-type="float" office:value="-128.75">
                <text:p>-128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-155">
                <text:p>-1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ChartGradient_20_1" draw:display-name="ChartGradient 1" draw:style="linear" draw:start-color="#000000" draw:end-color="#729fcf" draw:start-intensity="100%" draw:end-intensity="100%" draw:angle="180deg" draw:border="0%"/>
    <draw:fill-image draw:name="ChartBitmap_20_1" draw:display-name="ChartBitmap 1" xlink:href="Pictures/1000000000000200000002005FF29958F3C17DB9.jpg" xlink:type="simple" xlink:show="embed" xlink:actuate="onLoad"/>
    <draw:fill-image draw:name="ChartBitmap_20_2" draw:display-name="ChartBitmap 2" xlink:href="Pictures/100000000000020000000200F7A7B31A25AC4E04.jpg" xlink:type="simple" xlink:show="embed" xlink:actuate="onLoad"/>
    <draw:fill-image draw:name="ChartBitmap_20_3" draw:display-name="ChartBitmap 3" xlink:href="Pictures/1000000000000200000001E5D476B6150A8C3071.jpg" xlink:type="simple" xlink:show="embed" xlink:actuate="onLoad"/>
    <draw:fill-image draw:name="ChartBitmap_20_4" draw:display-name="ChartBitmap 4" xlink:href="Pictures/100000010000020000000200A0DCDD874DC5962C.png" xlink:type="simple" xlink:show="embed" xlink:actuate="onLoad"/>
    <draw:fill-image draw:name="ChartBitmap_20_5" draw:display-name="ChartBitmap 5" xlink:href="Pictures/1000000000000100000000F8B053C6F3C0EF6363.png" xlink:type="simple" xlink:show="embed" xlink:actuate="onLoad"/>
    <draw:fill-image draw:name="ChartBitmap_20_6" draw:display-name="ChartBitmap 6" xlink:href="Pictures/1000000000000200000002005FF29958F3C17DB9.jpg" xlink:type="simple" xlink:show="embed" xlink:actuate="onLoad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Wartosc funkcji y = 4x + 2</text:p>
        </chart:title>
        <chart:legend chart:legend-position="end" svg:x="12.936cm" svg:y="4.201cm" style:legend-expansion="high" chart:style-name="ch3"/>
        <chart:plot-area chart:style-name="ch4" table:cell-range-address="Arkusz1.C135:Arkusz1.N135" svg:x="0.32cm" svg:y="1.275cm" svg:width="12.296cm" svg:height="7.545cm">
          <chart:coordinate-region svg:x="1.047cm" svg:y="1.474cm" svg:width="11.382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C135:Arkusz1.N135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Wiersz 135</text:p>
                <draw:g>
                  <svg:desc/>
                </draw:g>
              </table:table-cell>
              <table:table-cell office:value-type="float" office:value="-22">
                <text:p>-22</text:p>
                <draw:g>
                  <svg:desc>Arkusz1.C135:Arkusz1.N135</svg:desc>
                </draw:g>
              </table:table-cell>
              <table:table-cell office:value-type="float" office:value="-18">
                <text:p>-18</text:p>
              </table:table-cell>
              <table:table-cell office:value-type="float" office:value="-14">
                <text:p>-14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ChartGradient_20_1" draw:display-name="ChartGradient 1" draw:style="linear" draw:start-color="#000000" draw:end-color="#729fcf" draw:start-intensity="100%" draw:end-intensity="100%" draw:angle="180deg" draw:border="0%"/>
    <draw:fill-image draw:name="ChartBitmap_20_1" draw:display-name="ChartBitmap 1" xlink:href="Pictures/1000000000000200000002005FF29958F3C17DB9.jpg" xlink:type="simple" xlink:show="embed" xlink:actuate="onLoad"/>
    <draw:fill-image draw:name="ChartBitmap_20_2" draw:display-name="ChartBitmap 2" xlink:href="Pictures/100000000000020000000200F7A7B31A25AC4E04.jpg" xlink:type="simple" xlink:show="embed" xlink:actuate="onLoad"/>
    <draw:fill-image draw:name="ChartBitmap_20_3" draw:display-name="ChartBitmap 3" xlink:href="Pictures/1000000000000200000001E5D476B6150A8C3071.jpg" xlink:type="simple" xlink:show="embed" xlink:actuate="onLoad"/>
    <draw:fill-image draw:name="ChartBitmap_20_4" draw:display-name="ChartBitmap 4" xlink:href="Pictures/100000010000020000000200A0DCDD874DC5962C.png" xlink:type="simple" xlink:show="embed" xlink:actuate="onLoad"/>
    <draw:fill-image draw:name="ChartBitmap_20_5" draw:display-name="ChartBitmap 5" xlink:href="Pictures/1000000000000100000000F8B053C6F3C0EF6363.png" xlink:type="simple" xlink:show="embed" xlink:actuate="onLoad"/>
    <draw:fill-image draw:name="ChartBitmap_20_6" draw:display-name="ChartBitmap 6" xlink:href="Pictures/1000000000000200000002005FF29958F3C17DB9.jpg" xlink:type="simple" xlink:show="embed" xlink:actuate="onLoad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gradient-name="ChartGradient_20_1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="bitmap" draw:fill-color="#50938a" draw:fill-gradient-name="Deep_20_Ocean" draw:gradient-step-count="0" draw:fill-image-name="ChartBitmap_20_6" draw:fill-image-width="6.77cm" draw:fill-image-height="6.56cm" draw:fill-image-ref-point="center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bitmap" draw:fill-color="#e6e6e6" draw:fill-image-name="ChartBitmap_20_4" draw:fill-image-ref-point="center"/>
    </style:style>
    <style:style style:name="ch11" style:family="chart">
      <style:graphic-properties svg:stroke-color="#b3b3b3" draw:fill="bitmap" draw:fill-color="#81d41a" draw:fill-image-name="ChartBitmap_20_3" draw:fill-image-ref-point="center"/>
    </style:style>
  </office:automatic-styles>
  <office:body>
    <office:chart>
      <chart:chart svg:width="16cm" svg:height="9cm" xlink:href=".." xlink:type="simple" chart:class="chart:bar" chart:style-name="ch1">
        <chart:title svg:x="2.757cm" svg:y="0.316cm" chart:style-name="ch2">
          <text:p>Ile srednio poswiecasz czasu na uprawianie sportu?</text:p>
        </chart:title>
        <chart:legend chart:legend-position="end" svg:x="13.552cm" svg:y="4.201cm" style:legend-expansion="high" chart:style-name="ch3"/>
        <chart:plot-area chart:style-name="ch4" table:cell-range-address="Arkusz1.B164:Arkusz1.C166" chart:data-source-has-labels="column" svg:x="0.32cm" svg:y="1.275cm" svg:width="12.912cm" svg:height="7.545cm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0.958cm" svg:y="1.275cm" svg:width="12.257cm" svg:height="6.899cm"/>
          <dr3d:light dr3d:diffuse-color="#cccccc" dr3d:direction="(0.614147469589989 0 0.789191285808589)" dr3d:enabled="false" dr3d:specular="true"/>
          <dr3d:light dr3d:diffuse-color="#808080" dr3d:direction="(1.22464679914735E-016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Arkusz1.B164:Arkusz1.B1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Arkusz1.C164:Arkusz1.C166" chart:class="chart:bar">
            <chart:data-point chart:repeated="2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Do jednej go.</text:p>
                <draw:g>
                  <svg:desc>Arkusz1.B164:Arkusz1.B166</svg:desc>
                </draw:g>
              </table:table-cell>
              <table:table-cell office:value-type="float" office:value="30">
                <text:p>30</text:p>
                <draw:g>
                  <svg:desc>Arkusz1.C164:Arkusz1.C166</svg:desc>
                </draw:g>
              </table:table-cell>
            </table:table-row>
            <table:table-row>
              <table:table-cell office:value-type="string">
                <text:p>1 – 2 godzin.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&gt;2 godzin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ChartGradient_20_1" draw:display-name="ChartGradient 1" draw:style="linear" draw:start-color="#000000" draw:end-color="#729fcf" draw:start-intensity="100%" draw:end-intensity="100%" draw:angle="180deg" draw:border="0%"/>
    <draw:fill-image draw:name="ChartBitmap_20_1" draw:display-name="ChartBitmap 1" xlink:href="Pictures/1000000000000200000002005FF29958F3C17DB9.jpg" xlink:type="simple" xlink:show="embed" xlink:actuate="onLoad"/>
    <draw:fill-image draw:name="ChartBitmap_20_2" draw:display-name="ChartBitmap 2" xlink:href="Pictures/100000000000020000000200F7A7B31A25AC4E04.jpg" xlink:type="simple" xlink:show="embed" xlink:actuate="onLoad"/>
    <draw:fill-image draw:name="ChartBitmap_20_3" draw:display-name="ChartBitmap 3" xlink:href="Pictures/1000000000000200000001E5D476B6150A8C3071.jpg" xlink:type="simple" xlink:show="embed" xlink:actuate="onLoad"/>
    <draw:fill-image draw:name="ChartBitmap_20_4" draw:display-name="ChartBitmap 4" xlink:href="Pictures/100000010000020000000200A0DCDD874DC5962C.png" xlink:type="simple" xlink:show="embed" xlink:actuate="onLoad"/>
    <draw:fill-image draw:name="ChartBitmap_20_5" draw:display-name="ChartBitmap 5" xlink:href="Pictures/1000000000000100000000F8B053C6F3C0EF6363.png" xlink:type="simple" xlink:show="embed" xlink:actuate="onLoad"/>
    <draw:fill-image draw:name="ChartBitmap_20_6" draw:display-name="ChartBitmap 6" xlink:href="Pictures/1000000000000200000002005FF29958F3C17DB9.jpg" xlink:type="simple" xlink:show="embed" xlink:actuate="onLoad"/>
  </office:styles>
</office:document-styles>
</file>